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valo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55">
            <text:p>15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9]+[.F9]+[.H12]" office:value-type="percentage" office:value="0.04">
            <text:p>4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255.890443045673">
            <text:p>$255,89</text:p>
          </table:table-cell>
          <table:table-cell table:style-name="ce13" table:formula="of:=[.G2]/1.07" office:value-type="currency" office:currency="EUR" office:value="239.149946771657">
            <text:p>239,1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7.8">
            <text:p>7,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55">
            <text:p>5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82.399853458207">
            <text:p>$182,40</text:p>
          </table:table-cell>
          <table:table-cell table:style-name="ce14" table:formula="of:=[.G3]/1.07" office:value-type="currency" office:currency="EUR" office:value="170.46715276468">
            <text:p>170,4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75.819278759898">
            <text:p>175,8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37">
            <text:p>1,3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7">
            <text:p>7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37.543137945156">
            <text:p>$137,54</text:p>
          </table:table-cell>
          <table:table-cell table:style-name="ce15" table:formula="of:=[.G4]/1.07" office:value-type="currency" office:currency="EUR" office:value="128.544988733791">
            <text:p>128,54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6.36">
            <text:p>$6,3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254">
            <text:p>2,54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69343065693431">
            <text:p>5,69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7,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Schwache Mieter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.01">
            <text:p>1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6:44.87</dc:date>
    <dc:creator>aaa </dc:creator>
    <meta:editing-duration>P2DT17H53M15S</meta:editing-duration>
    <meta:editing-cycles>45</meta:editing-cycles>
    <meta:generator>OpenOffice/4.1.5$Win32 OpenOffice.org_project/415m1$Build-9789</meta:generator>
    <meta:document-statistic meta:table-count="5" meta:cell-count="616" meta:object-count="0"/>
  </office:meta>
</office:document-meta>
</file>